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text-align="justify" style:justify-single-word="false" fo:padding="0.049cm" fo:border="0.06pt solid #e3e3e3"/>
      <style:text-properties style:font-name="Times New Roman" fo:font-size="13pt" style:font-size-asian="13pt" style:font-size-complex="13pt" loext:padding="0.049cm" loext:border="0.06pt solid #e3e3e3"/>
    </style:style>
    <style:style style:name="P2" style:family="paragraph" style:parent-style-name="Text_20_body">
      <style:paragraph-properties fo:margin-top="0cm" fo:margin-bottom="0cm" loext:contextual-spacing="false" fo:text-align="justify" style:justify-single-word="false"/>
      <style:text-properties style:font-name="Times New Roman" fo:font-size="13pt" style:font-size-asian="13pt" style:font-size-complex="13pt" loext:padding="0.049cm" loext:border="0.06pt solid #e3e3e3"/>
    </style:style>
    <style:style style:name="P3" style:family="paragraph" style:parent-style-name="Text_20_body" style:list-style-name="L1">
      <style:paragraph-properties fo:text-align="justify" style:justify-single-word="false" fo:padding="0.049cm" fo:border="0.06pt solid #e3e3e3"/>
    </style:style>
    <style:style style:name="P4" style:family="paragraph" style:parent-style-name="Text_20_body" style:list-style-name="L2">
      <style:paragraph-properties fo:text-align="justify" style:justify-single-word="false" fo:padding="0.049cm" fo:border="0.06pt solid #e3e3e3"/>
    </style:style>
    <style:style style:name="P5" style:family="paragraph" style:parent-style-name="Text_20_body" style:list-style-name="L1">
      <style:paragraph-properties fo:text-align="justify" style:justify-single-word="false" fo:padding="0.049cm" fo:border="0.06pt solid #e3e3e3"/>
      <style:text-properties style:font-name="Times New Roman" fo:font-size="13pt" style:font-size-asian="13pt" style:font-size-complex="13pt" loext:padding="0.049cm" loext:border="0.06pt solid #e3e3e3"/>
    </style:style>
    <style:style style:name="P6" style:family="paragraph" style:parent-style-name="Text_20_body" style:list-style-name="L3">
      <style:paragraph-properties fo:text-align="justify" style:justify-single-word="false" fo:padding="0.049cm" fo:border="0.06pt solid #e3e3e3"/>
      <style:text-properties style:font-name="Times New Roman" fo:font-size="13pt" style:font-size-asian="13pt" style:font-size-complex="13pt" loext:padding="0.049cm" loext:border="0.06pt solid #e3e3e3"/>
    </style:style>
    <style:style style:name="P7" style:family="paragraph" style:parent-style-name="Text_20_body" style:list-style-name="L1">
      <style:paragraph-properties fo:margin-top="0cm" fo:margin-bottom="0cm" loext:contextual-spacing="false" fo:text-align="justify" style:justify-single-word="false" fo:padding="0.049cm" fo:border="0.06pt solid #e3e3e3"/>
      <style:text-properties style:font-name="Times New Roman" fo:font-size="13pt" style:font-size-asian="13pt" style:font-size-complex="13pt" loext:padding="0.049cm" loext:border="0.06pt solid #e3e3e3"/>
    </style:style>
    <style:style style:name="P8" style:family="paragraph" style:parent-style-name="Text_20_body" style:list-style-name="L3">
      <style:paragraph-properties fo:margin-top="0cm" fo:margin-bottom="0cm" loext:contextual-spacing="false" fo:text-align="justify" style:justify-single-word="false" fo:padding="0.049cm" fo:border="0.06pt solid #e3e3e3"/>
      <style:text-properties style:font-name="Times New Roman" fo:font-size="13pt" style:font-size-asian="13pt" style:font-size-complex="13pt" loext:padding="0.049cm" loext:border="0.06pt solid #e3e3e3"/>
    </style:style>
    <style:style style:name="P9" style:family="paragraph" style:parent-style-name="Preformatted_20_Text" style:list-style-name="L1">
      <style:paragraph-properties fo:text-align="justify" style:justify-single-word="false" fo:padding="0.049cm" fo:border="0.06pt solid #e3e3e3"/>
      <style:text-properties style:font-name="Times New Roman" fo:font-size="13pt" style:font-size-asian="13pt" style:font-size-complex="13pt" loext:padding="0.049cm" loext:border="0.06pt solid #e3e3e3"/>
    </style:style>
    <style:style style:name="P10" style:family="paragraph" style:parent-style-name="Preformatted_20_Text" style:list-style-name="L3">
      <style:paragraph-properties fo:text-align="justify" style:justify-single-word="false" fo:padding="0.049cm" fo:border="0.06pt solid #e3e3e3"/>
      <style:text-properties style:font-name="Times New Roman" fo:font-size="13pt" style:font-size-asian="13pt" style:font-size-complex="13pt" loext:padding="0.049cm" loext:border="0.06pt solid #e3e3e3"/>
    </style:style>
    <style:style style:name="P11" style:family="paragraph" style:parent-style-name="Preformatted_20_Text" style:list-style-name="L1">
      <style:paragraph-properties fo:margin-top="0cm" fo:margin-bottom="0.499cm" loext:contextual-spacing="false" fo:text-align="justify" style:justify-single-word="false" fo:padding="0.049cm" fo:border="0.06pt solid #e3e3e3"/>
    </style:style>
    <style:style style:name="P12" style:family="paragraph" style:parent-style-name="Preformatted_20_Text" style:list-style-name="L3">
      <style:paragraph-properties fo:margin-top="0cm" fo:margin-bottom="0.499cm" loext:contextual-spacing="false" fo:text-align="justify" style:justify-single-word="false" fo:padding="0.049cm" fo:border="0.06pt solid #e3e3e3"/>
    </style:style>
    <style:style style:name="T1" style:family="text">
      <style:text-properties style:font-name="Times New Roman" fo:font-size="13pt" style:font-size-asian="13pt" style:font-size-complex="13pt" loext:padding="0.049cm" loext:border="0.06pt solid #e3e3e3"/>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line-break/>Para iniciar o desenvolvimento da interface do sistema PDV usando Python no VSCode, siga estas etapas detalhadas:</text:p>
      <text:list xml:id="list4199862411" text:style-name="L1">
        <text:list-item>
          <text:p text:style-name="P3"><text:span text:style-name="Strong_20_Emphasis"><text:span text:style-name="T1">Configurar o ambiente de desenvolvimento:</text:span></text:span></text:p>
          <text:list>
            <text:list-item>
              <text:p text:style-name="P7">Certifique-se de ter o Python instalado no seu sistema. Você pode baixar e instalar a versão mais recente do Python no site oficial: https://www.python.org/downloads/</text:p>
            </text:list-item>
            <text:list-item>
              <text:p text:style-name="P7">Instale o VSCode no seu sistema, se ainda não o tiver. Você pode baixá-lo em: https://code.visualstudio.com/download</text:p>
            </text:list-item>
          </text:list>
        </text:list-item>
        <text:list-item>
          <text:p text:style-name="P3"><text:span text:style-name="Strong_20_Emphasis"><text:span text:style-name="T1">Criar um novo projeto no VSCode:</text:span></text:span></text:p>
          <text:list>
            <text:list-item>
              <text:p text:style-name="P7">Abra o VSCode e crie um novo diretório para o seu projeto PDV.</text:p>
            </text:list-item>
            <text:list-item>
              <text:p text:style-name="P7">Abra o VSCode e navegue até o diretório do seu projeto.</text:p>
            </text:list-item>
            <text:list-item>
              <text:p text:style-name="P5">No VSCode, abra o terminal integrado (`Ctrl + ``) e crie um ambiente virtual Python usando o comando:</text:p>
              <text:p text:style-name="P9">Copy code</text:p>
              <text:p text:style-name="P11"><text:span text:style-name="Source_20_Text"><text:span text:style-name="T1">python -m venv venv</text:span></text:span></text:p>
            </text:list-item>
            <text:list-item>
              <text:p text:style-name="P7">Ative o ambiente virtual usando o comando:</text:p>
              <text:list>
                <text:list-item>
                  <text:p text:style-name="P5">No Windows:</text:p>
                  <text:p text:style-name="P9">Copy code</text:p>
                  <text:p text:style-name="P11"><text:span text:style-name="Source_20_Text"><text:span text:style-name="T1">.\venv\Scripts\activate</text:span></text:span></text:p>
                </text:list-item>
                <text:list-item>
                  <text:p text:style-name="P5">No Linux/Mac:</text:p>
                  <text:p text:style-name="P9">bashCopy code</text:p>
                  <text:p text:style-name="P11"><text:span text:style-name="Source_20_Text"><text:span text:style-name="T1">source venv/bin/activate</text:span></text:span></text:p>
                </text:list-item>
              </text:list>
            </text:list-item>
          </text:list>
        </text:list-item>
        <text:list-item>
          <text:p text:style-name="P3"><text:span text:style-name="Strong_20_Emphasis"><text:span text:style-name="T1">Instalar as dependências:</text:span></text:span></text:p>
          <text:list>
            <text:list-item>
              <text:p text:style-name="P5">Use o pip para instalar quaisquer bibliotecas Python necessárias para o seu projeto, como PyQt, Tkinter, Kivy, ou outras bibliotecas de interface gráfica.</text:p>
              <text:p text:style-name="P9">Copy code</text:p>
              <text:p text:style-name="P11"><text:span text:style-name="Source_20_Text"><text:span text:style-name="T1">pip install nome_da_biblioteca</text:span></text:span></text:p>
            </text:list-item>
          </text:list>
        </text:list-item>
        <text:list-item>
          <text:p text:style-name="P3"><text:span text:style-name="Strong_20_Emphasis"><text:span text:style-name="T1">Criar arquivos Python para a interface:</text:span></text:span></text:p>
          <text:list>
            <text:list-item>
              <text:p text:style-name="P7"><text:soft-page-break/>No VSCode, crie arquivos Python para a interface do seu sistema PDV.</text:p>
            </text:list-item>
            <text:list-item>
              <text:p text:style-name="P7">Escreva o código para criar a interface gráfica usando a biblioteca escolhida.</text:p>
            </text:list-item>
          </text:list>
        </text:list-item>
        <text:list-item>
          <text:p text:style-name="P3"><text:span text:style-name="Strong_20_Emphasis"><text:span text:style-name="T1">Desenvolver a interface:</text:span></text:span></text:p>
          <text:list>
            <text:list-item>
              <text:p text:style-name="P7">Desenvolva a interface do sistema PDV de acordo com os requisitos do projeto.</text:p>
            </text:list-item>
            <text:list-item>
              <text:p text:style-name="P7">Use as funcionalidades da biblioteca escolhida para criar elementos de interface como botões, campos de entrada, listas, etc.</text:p>
            </text:list-item>
            <text:list-item>
              <text:p text:style-name="P7">Implemente a lógica de interação do usuário conforme necessário.</text:p>
            </text:list-item>
          </text:list>
        </text:list-item>
        <text:list-item>
          <text:p text:style-name="P3"><text:span text:style-name="Strong_20_Emphasis"><text:span text:style-name="T1">Testar a interface:</text:span></text:span></text:p>
          <text:list>
            <text:list-item>
              <text:p text:style-name="P7">Teste a interface do seu sistema PDV para garantir que ela funcione conforme o esperado.</text:p>
            </text:list-item>
            <text:list-item>
              <text:p text:style-name="P7">Verifique se todos os elementos de interface estão funcionando corretamente e se a experiência do usuário é intuitiva.</text:p>
            </text:list-item>
          </text:list>
        </text:list-item>
        <text:list-item>
          <text:p text:style-name="P3"><text:span text:style-name="Strong_20_Emphasis"><text:span text:style-name="T1">Iterar e refinar:</text:span></text:span></text:p>
          <text:list>
            <text:list-item>
              <text:p text:style-name="P7">Faça iterações no desenvolvimento da interface conforme necessário com base no feedback dos testes.</text:p>
            </text:list-item>
            <text:list-item>
              <text:p text:style-name="P7">Refine a interface para melhorar a usabilidade e a experiência do usuário.</text:p>
            </text:list-item>
          </text:list>
        </text:list-item>
        <text:list-item>
          <text:p text:style-name="P3"><text:span text:style-name="Strong_20_Emphasis"><text:span text:style-name="T1">Integrar com o backend:</text:span></text:span></text:p>
          <text:list>
            <text:list-item>
              <text:p text:style-name="P7">Uma vez que a interface esteja pronta, integre-a com o backend do seu sistema PDV, que pode incluir a lógica de negócios, acesso ao banco de dados, etc.</text:p>
            </text:list-item>
          </text:list>
        </text:list-item>
        <text:list-item>
          <text:p text:style-name="P3"><text:span text:style-name="Strong_20_Emphasis"><text:span text:style-name="T1">Documentar o código:</text:span></text:span></text:p>
          <text:list>
            <text:list-item>
              <text:p text:style-name="P7">Certifique-se de documentar adequadamente o seu código, incluindo comentários explicativos e documentação de funções e classes.</text:p>
            </text:list-item>
          </text:list>
        </text:list-item>
        <text:list-item>
          <text:p text:style-name="P3"><text:span text:style-name="Strong_20_Emphasis"><text:span text:style-name="T1">Empacotar e distribuir (opcional):</text:span></text:span></text:p>
          <text:list>
            <text:list-item>
              <text:p text:style-name="P5">Se desejar distribuir o seu sistema PDV, você pode empacotá-lo em um executável ou em um pacote Python instalável usando ferramentas como PyInstaller ou cx_Freeze.</text:p>
            </text:list-item>
          </text:list>
        </text:list-item>
      </text:list>
      <text:p text:style-name="P1">Seguindo essas etapas, você estará pronto para iniciar o desenvolvimento da interface do seu sistema PDV usando Python no VSCode.</text:p>
      <text:p text:style-name="P2"><text:soft-page-break/></text:p>
      <text:p text:style-name="P2"/>
      <text:p text:style-name="P1">O Tkinter é uma biblioteca nativa do Python para criação de interfaces gráficas. É uma opção popular para o desenvolvimento de interfaces de usuário (UI) devido à sua simplicidade e facilidade de uso. Aqui estão algumas características e considerações sobre o Tkinter:</text:p>
      <text:list xml:id="list2972199897" text:style-name="L2">
        <text:list-item>
          <text:p text:style-name="P4"><text:span text:style-name="Strong_20_Emphasis"><text:span text:style-name="T1">Simplicidade de uso:</text:span></text:span><text:span text:style-name="T1"> Tkinter é fácil de aprender e usar, especialmente para iniciantes em desenvolvimento de interfaces gráficas. Ele fornece uma ampla gama de widgets (elementos da interface do usuário), como botões, caixas de entrada, rótulos, listas, entre outros, que podem ser facilmente adicionados e manipulados.</text:span></text:p>
        </text:list-item>
        <text:list-item>
          <text:p text:style-name="P4"><text:span text:style-name="Strong_20_Emphasis"><text:span text:style-name="T1">Biblioteca padrão:</text:span></text:span><text:span text:style-name="T1"> Tkinter é uma biblioteca padrão do Python, o que significa que não é necessário instalar nada adicional. Ela já está incluída na instalação padrão do Python, tornando-a conveniente para começar a desenvolver imediatamente.</text:span></text:p>
        </text:list-item>
        <text:list-item>
          <text:p text:style-name="P4"><text:span text:style-name="Strong_20_Emphasis"><text:span text:style-name="T1">Multiplataforma:</text:span></text:span><text:span text:style-name="T1"> As aplicações Tkinter são multiplataforma e podem ser executadas em sistemas operacionais como Windows, Linux e macOS sem modificação adicional.</text:span></text:p>
        </text:list-item>
        <text:list-item>
          <text:p text:style-name="P4"><text:span text:style-name="Strong_20_Emphasis"><text:span text:style-name="T1">Suporte à extensão:</text:span></text:span><text:span text:style-name="T1"> Embora Tkinter seja uma biblioteca leve e simples, ela pode ser estendida com ferramentas como o Ttk (Temas do Tk), que adiciona uma aparência mais moderna e recursos adicionais aos widgets.</text:span></text:p>
        </text:list-item>
        <text:list-item>
          <text:p text:style-name="P4"><text:span text:style-name="Strong_20_Emphasis"><text:span text:style-name="T1">Limitações de aparência:</text:span></text:span><text:span text:style-name="T1"> Tkinter pode parecer um pouco antiquado em comparação com algumas das bibliotecas de IU mais recentes. A aparência padrão dos widgets pode não corresponder às expectativas de design moderno, mas isso pode ser compensado com um pouco de personalização ou usando extensões como o Ttk.</text:span></text:p>
        </text:list-item>
        <text:list-item>
          <text:p text:style-name="P4"><text:span text:style-name="Strong_20_Emphasis"><text:span text:style-name="T1">Desempenho:</text:span></text:span><text:span text:style-name="T1"> Para a maioria das aplicações de desktop simples, Tkinter oferece um desempenho adequado. No entanto, para projetos mais complexos que exigem gráficos intensivos ou animações sofisticadas, outras bibliotecas gráficas podem ser mais adequadas.</text:span></text:p>
        </text:list-item>
      </text:list>
      <text:p text:style-name="P1">Em resumo, Tkinter é uma escolha sólida para o desenvolvimento de interfaces gráficas simples a moderadamente complexas em Python, especialmente para iniciantes e projetos com requisitos básicos de interface do usuário. Se você está buscando uma solução rápida e <text:soft-page-break/>eficaz para criar uma interface de caixa registradora para um sistema de ponto de venda (PDV), o Tkinter pode ser uma ótima opção.</text:p>
      <text:p text:style-name="P1"/>
      <text:p text:style-name="P1">O Tkinter é uma biblioteca gráfica padrão do Python usada para criar interfaces de usuário (UI). Ela fornece uma maneira simples e rápida de criar aplicativos com interface gráfica, usando widgets como botões, caixas de texto, rótulos e muito mais.</text:p>
      <text:p text:style-name="P1">Tkinter é uma excelente escolha para desenvolver uma interface de sistema de ponto de venda (PDV) em Python. Ele é fácil de aprender e usar, possui uma documentação robusta e é adequado para criar interfaces simples a complexas. No entanto, para projetos mais complexos, pode ser necessário considerar outras opções, como PyQT ou Kivy.</text:p>
      <text:p text:style-name="P1">Não é necessário saber HTML ou CSS para desenvolver com Tkinter, pois você estará lidando com elementos de interface diretamente em Python. No entanto, se você deseja personalizar ainda mais a aparência da sua interface, pode ser útil ter conhecimento básico em HTML e CSS.</text:p>
      <text:p text:style-name="P1">Para começar a desenvolver sua interface PDV com Tkinter no VSCode, siga estas etapas:</text:p>
      <text:list xml:id="list1717338566" text:style-name="L3">
        <text:list-item>
          <text:p text:style-name="P8">Instale o Python no seu sistema, se ainda não estiver instalado.</text:p>
        </text:list-item>
        <text:list-item>
          <text:p text:style-name="P8">Instale o VSCode no seu sistema, se ainda não estiver instalado.</text:p>
        </text:list-item>
        <text:list-item>
          <text:p text:style-name="P8">Crie um novo projeto no VSCode para o seu sistema PDV.</text:p>
        </text:list-item>
        <text:list-item>
          <text:p text:style-name="P6">No VSCode, abra o terminal e instale a biblioteca Tkinter, se ainda não estiver instalada:</text:p>
          <text:p text:style-name="P10">Copy code</text:p>
          <text:p text:style-name="P12"><text:span text:style-name="Source_20_Text"><text:span text:style-name="T1">pip install tk</text:span></text:span></text:p>
        </text:list-item>
        <text:list-item>
          <text:p text:style-name="P8">Crie um novo arquivo Python para o seu código de interface do usuário.</text:p>
        </text:list-item>
        <text:list-item>
          <text:p text:style-name="P8">Comece a escrever o código Tkinter para construir sua interface de usuário, criando janelas, botões, campos de texto e outros widgets conforme necessário.</text:p>
        </text:list-item>
        <text:list-item>
          <text:p text:style-name="P6">Execute seu código Python no terminal do VSCode para ver sua interface PDV em ação e continue a desenvolvê-la conforme necessári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2-16T08:50:59.353000000</meta:creation-date>
    <meta:generator>Trio_Office/6.2.8.2$Windows_x86 LibreOffice_project/</meta:generator>
    <dc:date>2024-02-16T10:27:39.141000000</dc:date>
    <meta:editing-duration>PT1H17M35S</meta:editing-duration>
    <meta:editing-cycles>2</meta:editing-cycles>
    <meta:document-statistic meta:table-count="0" meta:image-count="0" meta:object-count="0" meta:page-count="4" meta:paragraph-count="62" meta:word-count="1040" meta:character-count="6425" meta:non-whitespace-character-count="5498"/>
  </office:meta>
</office:document-meta>
</file>